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2957in"/>
          <style:tab-stop style:position="0.502in"/>
          <style:tab-stop style:position="0.739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2957in"/>
          <style:tab-stop style:position="0.502in"/>
          <style:tab-stop style:position="0.739in"/>
        </style:tab-stops>
      </style:paragraph-properties>
      <style:text-properties officeooo:rsid="00114ac5"/>
    </style:style>
    <style:style style:name="P3" style:family="paragraph" style:parent-style-name="Standard">
      <style:text-properties officeooo:rsid="00180973"/>
    </style:style>
    <style:style style:name="P4" style:family="paragraph" style:parent-style-name="Standard">
      <style:text-properties officeooo:rsid="001a1a50"/>
    </style:style>
    <style:style style:name="P5" style:family="paragraph" style:parent-style-name="Standard">
      <style:text-properties officeooo:rsid="00198a74"/>
    </style:style>
    <style:style style:name="P6" style:family="paragraph" style:parent-style-name="Standard">
      <style:text-properties officeooo:rsid="00198a74" officeooo:paragraph-rsid="00198a74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0.2957in"/>
          <style:tab-stop style:position="0.502in"/>
          <style:tab-stop style:position="0.739in"/>
        </style:tab-stops>
      </style:paragraph-properties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.5098in" fo:margin-right="0in" fo:text-indent="-0.2071in" style:auto-text-indent="false">
        <style:tab-stops>
          <style:tab-stop style:position="0.2957in"/>
          <style:tab-stop style:position="0.502in"/>
          <style:tab-stop style:position="0.739in"/>
        </style:tab-stops>
      </style:paragraph-properties>
    </style:style>
    <style:style style:name="P10" style:family="paragraph" style:parent-style-name="Standard">
      <style:paragraph-properties fo:margin-left="0.5098in" fo:margin-right="0in" fo:text-indent="-0.2071in" style:auto-text-indent="false">
        <style:tab-stops>
          <style:tab-stop style:position="0.2957in"/>
          <style:tab-stop style:position="0.502in"/>
          <style:tab-stop style:position="0.739in"/>
        </style:tab-stops>
      </style:paragraph-properties>
      <style:text-properties officeooo:rsid="00166bc4" officeooo:paragraph-rsid="00166bc4"/>
    </style:style>
    <style:style style:name="P11" style:family="paragraph" style:parent-style-name="Standard">
      <style:paragraph-properties fo:margin-left="0.5098in" fo:margin-right="0in" fo:text-indent="-0.2071in" style:auto-text-indent="false">
        <style:tab-stops>
          <style:tab-stop style:position="0.2957in"/>
          <style:tab-stop style:position="0.502in"/>
          <style:tab-stop style:position="0.739in"/>
        </style:tab-stops>
      </style:paragraph-properties>
      <style:text-properties officeooo:rsid="0014599f"/>
    </style:style>
    <style:style style:name="P12" style:family="paragraph" style:parent-style-name="Standard">
      <style:paragraph-properties fo:margin-left="0.702in" fo:margin-right="0in" fo:text-indent="-0.2071in" style:auto-text-indent="false">
        <style:tab-stops>
          <style:tab-stop style:position="0.2957in"/>
          <style:tab-stop style:position="0.502in"/>
          <style:tab-stop style:position="0.739in"/>
        </style:tab-stops>
      </style:paragraph-properties>
    </style:style>
    <style:style style:name="P13" style:family="paragraph" style:parent-style-name="Standard">
      <style:paragraph-properties fo:margin-left="-0.0075in" fo:margin-right="0in" fo:text-indent="0in" style:auto-text-indent="false">
        <style:tab-stops>
          <style:tab-stop style:position="0.2957in"/>
          <style:tab-stop style:position="0.502in"/>
          <style:tab-stop style:position="0.739in"/>
        </style:tab-stops>
      </style:paragraph-properties>
      <style:text-properties officeooo:paragraph-rsid="001eba6c"/>
    </style:style>
    <style:style style:name="P14" style:family="paragraph" style:parent-style-name="Standard">
      <style:paragraph-properties fo:margin-left="-0.0075in" fo:margin-right="0in" fo:text-indent="0in" style:auto-text-indent="false">
        <style:tab-stops>
          <style:tab-stop style:position="0.2957in"/>
          <style:tab-stop style:position="0.502in"/>
          <style:tab-stop style:position="0.739in"/>
        </style:tab-stops>
      </style:paragraph-properties>
      <style:text-properties officeooo:paragraph-rsid="001f2ee7"/>
    </style:style>
    <style:style style:name="P15" style:family="paragraph" style:parent-style-name="Standard">
      <style:paragraph-properties fo:margin-left="-0.0075in" fo:margin-right="0in" fo:text-indent="0in" style:auto-text-indent="false">
        <style:tab-stops>
          <style:tab-stop style:position="0.2957in"/>
          <style:tab-stop style:position="0.502in"/>
          <style:tab-stop style:position="0.739in"/>
        </style:tab-stops>
      </style:paragraph-properties>
      <style:text-properties officeooo:paragraph-rsid="001f66cc"/>
    </style:style>
    <style:style style:name="P16" style:family="paragraph" style:parent-style-name="Standard">
      <style:paragraph-properties fo:margin-left="-0.0075in" fo:margin-right="0in" fo:text-indent="0in" style:auto-text-indent="false">
        <style:tab-stops>
          <style:tab-stop style:position="0.2957in"/>
          <style:tab-stop style:position="0.502in"/>
          <style:tab-stop style:position="0.739in"/>
        </style:tab-stops>
      </style:paragraph-properties>
      <style:text-properties style:font-name="Times New Roman" officeooo:rsid="001eba6c" officeooo:paragraph-rsid="001eba6c"/>
    </style:style>
    <style:style style:name="P17" style:family="paragraph" style:parent-style-name="Standard">
      <style:paragraph-properties fo:margin-left="-0.0075in" fo:margin-right="0in" fo:text-indent="0in" style:auto-text-indent="false">
        <style:tab-stops>
          <style:tab-stop style:position="0.2957in"/>
          <style:tab-stop style:position="0.502in"/>
          <style:tab-stop style:position="0.739in"/>
        </style:tab-stops>
      </style:paragraph-properties>
      <style:text-properties style:text-position="0% 100%" style:font-name="Times New Roman1" fo:font-style="normal" officeooo:rsid="001f2ee7" officeooo:paragraph-rsid="001f2ee7" style:font-name-asian="WenQuanYi Zen Hei" style:font-size-asian="10.5pt" style:font-style-asian="normal" style:font-weight-asian="normal" style:font-name-complex="Lohit Devanagari" style:font-style-complex="normal"/>
    </style:style>
    <style:style style:name="P18" style:family="paragraph" style:parent-style-name="Standard">
      <style:paragraph-properties fo:margin-left="-0.0075in" fo:margin-right="0in" fo:text-indent="0in" style:auto-text-indent="false">
        <style:tab-stops>
          <style:tab-stop style:position="0.2957in"/>
          <style:tab-stop style:position="0.502in"/>
          <style:tab-stop style:position="0.739in"/>
        </style:tab-stops>
      </style:paragraph-properties>
      <style:text-properties style:text-position="0% 100%" style:font-name="Times New Roman1" fo:font-style="normal" officeooo:rsid="001f2ee7" officeooo:paragraph-rsid="001f2ee7" style:font-name-asian="Times New Roman1" style:font-size-asian="10.5pt" style:font-style-asian="normal" style:font-weight-asian="normal" style:font-name-complex="Times New Roman1" style:font-style-complex="normal"/>
    </style:style>
    <style:style style:name="P19" style:family="paragraph" style:parent-style-name="Standard">
      <style:paragraph-properties fo:margin-left="-0.0075in" fo:margin-right="0in" fo:text-indent="0in" style:auto-text-indent="false">
        <style:tab-stops>
          <style:tab-stop style:position="0.2957in"/>
          <style:tab-stop style:position="0.502in"/>
          <style:tab-stop style:position="0.739in"/>
        </style:tab-stops>
      </style:paragraph-properties>
      <style:text-properties style:text-position="0% 100%" style:font-name="Times New Roman1" fo:font-style="normal" officeooo:rsid="001eba6c" officeooo:paragraph-rsid="001f2ee7" style:font-name-asian="Times New Roman1" style:font-size-asian="10.5pt" style:font-style-asian="normal" style:font-weight-asian="normal" style:font-name-complex="Times New Roman1" style:font-style-complex="normal"/>
    </style:style>
    <style:style style:name="P20" style:family="paragraph" style:parent-style-name="Standard">
      <style:paragraph-properties fo:margin-left="-0.0075in" fo:margin-right="0in" fo:text-indent="0in" style:auto-text-indent="false">
        <style:tab-stops>
          <style:tab-stop style:position="0.2957in"/>
          <style:tab-stop style:position="0.502in"/>
          <style:tab-stop style:position="0.739in"/>
        </style:tab-stops>
      </style:paragraph-properties>
      <style:text-properties style:text-position="0% 100%" style:font-name="Times New Roman" fo:font-style="normal" officeooo:rsid="001f66cc" officeooo:paragraph-rsid="001f66cc" style:font-name-asian="WenQuanYi Zen Hei" style:font-size-asian="10.5pt" style:font-style-asian="normal" style:font-weight-asian="normal" style:font-name-complex="Lohit Devanagari" style:font-style-complex="normal"/>
    </style:style>
    <style:style style:name="P21" style:family="paragraph" style:parent-style-name="Standard">
      <style:paragraph-properties fo:margin-left="0in" fo:margin-right="0in" fo:text-indent="-0.0075in" style:auto-text-indent="false">
        <style:tab-stops>
          <style:tab-stop style:position="0.2957in"/>
          <style:tab-stop style:position="0.502in"/>
          <style:tab-stop style:position="0.739in"/>
        </style:tab-stops>
      </style:paragraph-properties>
      <style:text-properties officeooo:rsid="001eba6c" officeooo:paragraph-rsid="001eba6c"/>
    </style:style>
    <style:style style:name="P22" style:family="paragraph" style:parent-style-name="Standard">
      <style:paragraph-properties>
        <style:tab-stops>
          <style:tab-stop style:position="0.2957in"/>
          <style:tab-stop style:position="0.502in"/>
          <style:tab-stop style:position="0.739in"/>
        </style:tab-stops>
      </style:paragraph-properties>
      <style:text-properties fo:font-weight="normal" officeooo:rsid="0022153d" style:font-weight-asian="normal" style:font-weight-complex="normal"/>
    </style:style>
    <style:style style:name="P23" style:family="paragraph" style:parent-style-name="Standard">
      <style:paragraph-properties fo:margin-left="-0.0075in" fo:margin-right="0in" fo:text-indent="0in" style:auto-text-indent="false">
        <style:tab-stops>
          <style:tab-stop style:position="0.2957in"/>
          <style:tab-stop style:position="0.502in"/>
          <style:tab-stop style:position="0.739in"/>
        </style:tab-stops>
      </style:paragraph-properties>
      <style:text-properties style:text-position="0% 100%" style:font-name="Times New Roman" fo:font-style="normal" officeooo:rsid="002056ed" officeooo:paragraph-rsid="002056ed" style:font-name-asian="WenQuanYi Zen Hei" style:font-size-asian="10.5pt" style:font-style-asian="normal" style:font-weight-asian="normal" style:font-name-complex="Lohit Devanagari" style:font-style-complex="normal"/>
    </style:style>
    <style:style style:name="P24" style:family="paragraph" style:parent-style-name="Standard">
      <style:paragraph-properties fo:margin-left="-0.0075in" fo:margin-right="0in" fo:text-indent="0in" style:auto-text-indent="false">
        <style:tab-stops>
          <style:tab-stop style:position="0.2957in"/>
          <style:tab-stop style:position="0.502in"/>
          <style:tab-stop style:position="0.739in"/>
        </style:tab-stops>
      </style:paragraph-properties>
      <style:text-properties style:text-position="0% 100%" style:font-name="Times New Roman" fo:font-style="normal" officeooo:rsid="002056ed" officeooo:paragraph-rsid="002661b0" style:font-name-asian="WenQuanYi Zen Hei" style:font-size-asian="10.5pt" style:font-style-asian="normal" style:font-weight-asian="normal" style:font-name-complex="Lohit Devanagari" style:font-style-complex="normal"/>
    </style:style>
    <style:style style:name="P25" style:family="paragraph" style:parent-style-name="Standard">
      <style:paragraph-properties fo:margin-left="-0.0075in" fo:margin-right="0in" fo:text-indent="0in" style:auto-text-indent="false" fo:break-before="page">
        <style:tab-stops>
          <style:tab-stop style:position="0.2957in"/>
          <style:tab-stop style:position="0.502in"/>
          <style:tab-stop style:position="0.739in"/>
        </style:tab-stops>
      </style:paragraph-properties>
      <style:text-properties style:text-position="0% 100%" style:font-name="Times New Roman" fo:font-style="normal" officeooo:rsid="002056ed" officeooo:paragraph-rsid="002661b0" style:font-name-asian="WenQuanYi Zen Hei" style:font-size-asian="10.5pt" style:font-style-asian="normal" style:font-weight-asian="normal" style:font-name-complex="Lohit Devanagari" style:font-style-complex="normal"/>
    </style:style>
    <style:style style:name="T1" style:family="text">
      <style:text-properties officeooo:rsid="00114ac5"/>
    </style:style>
    <style:style style:name="T2" style:family="text">
      <style:text-properties style:text-position="super 58%" officeooo:rsid="00114ac5"/>
    </style:style>
    <style:style style:name="T3" style:family="text">
      <style:text-properties style:text-position="super 58%" style:font-name="Times New Roman" fo:font-style="normal" officeooo:rsid="001f2ee7" style:font-name-asian="WenQuanYi Zen Hei" style:font-size-asian="10.5pt" style:font-style-asian="normal" style:font-weight-asian="normal" style:font-name-complex="Lohit Devanagari" style:font-style-complex="normal"/>
    </style:style>
    <style:style style:name="T4" style:family="text">
      <style:text-properties style:text-position="super 58%" style:font-name="Times New Roman1" fo:font-style="normal" officeooo:rsid="001eba6c" style:font-name-asian="WenQuanYi Zen Hei" style:font-size-asian="10.5pt" style:font-style-asian="normal" style:font-weight-asian="normal" style:font-name-complex="Lohit Devanagari" style:font-style-complex="normal"/>
    </style:style>
    <style:style style:name="T5" style:family="text">
      <style:text-properties style:text-position="super 58%" style:font-name="Times New Roman1" fo:font-style="normal" officeooo:rsid="001f2ee7" style:font-name-asian="WenQuanYi Zen Hei" style:font-size-asian="10.5pt" style:font-style-asian="normal" style:font-weight-asian="normal" style:font-name-complex="Lohit Devanagari" style:font-style-complex="normal"/>
    </style:style>
    <style:style style:name="T6" style:family="text">
      <style:text-properties officeooo:rsid="0013d0cd"/>
    </style:style>
    <style:style style:name="T7" style:family="text">
      <style:text-properties officeooo:rsid="0014599f"/>
    </style:style>
    <style:style style:name="T8" style:family="text">
      <style:text-properties officeooo:rsid="0014a7c6"/>
    </style:style>
    <style:style style:name="T9" style:family="text">
      <style:text-properties officeooo:rsid="00166bc4"/>
    </style:style>
    <style:style style:name="T10" style:family="text">
      <style:text-properties officeooo:rsid="00180973"/>
    </style:style>
    <style:style style:name="T11" style:family="text">
      <style:text-properties officeooo:rsid="00198a74"/>
    </style:style>
    <style:style style:name="T12" style:family="text">
      <style:text-properties officeooo:rsid="001a1a50"/>
    </style:style>
    <style:style style:name="T13" style:family="text">
      <style:text-properties officeooo:rsid="001a3bc1"/>
    </style:style>
    <style:style style:name="T14" style:family="text">
      <style:text-properties officeooo:rsid="001eba6c"/>
    </style:style>
    <style:style style:name="T15" style:family="text">
      <style:text-properties style:font-name="Times New Roman1" officeooo:rsid="001eba6c"/>
    </style:style>
    <style:style style:name="T16" style:family="text">
      <style:text-properties style:font-name="Times New Roman1" officeooo:rsid="001eba6c" style:font-name-asian="Times New Roman1" style:font-name-complex="Times New Roman1"/>
    </style:style>
    <style:style style:name="T17" style:family="text">
      <style:text-properties style:font-name="Times New Roman" officeooo:rsid="001eba6c"/>
    </style:style>
    <style:style style:name="T18" style:family="text">
      <style:text-properties style:font-name="Times New Roman" officeooo:rsid="001eba6c" style:font-name-asian="WenQuanYi Zen Hei" style:font-name-complex="Lohit Devanagari"/>
    </style:style>
    <style:style style:name="T19" style:family="text">
      <style:text-properties style:font-name="Times New Roman" fo:font-style="italic" officeooo:rsid="001eba6c" style:font-name-asian="WenQuanYi Zen Hei" style:font-style-asian="italic" style:font-name-complex="Lohit Devanagari" style:font-style-complex="italic"/>
    </style:style>
    <style:style style:name="T20" style:family="text">
      <style:text-properties style:text-position="0% 100%" style:font-name="Times New Roman1" fo:font-style="normal" officeooo:rsid="001f2ee7" style:font-name-asian="WenQuanYi Zen Hei" style:font-size-asian="10.5pt" style:font-style-asian="normal" style:font-weight-asian="normal" style:font-name-complex="Lohit Devanagari" style:font-style-complex="normal"/>
    </style:style>
    <style:style style:name="T21" style:family="text">
      <style:text-properties style:text-position="0% 100%" style:font-name="Times New Roman1" fo:font-style="normal" officeooo:rsid="001eba6c" style:font-name-asian="WenQuanYi Zen Hei" style:font-size-asian="10.5pt" style:font-style-asian="normal" style:font-weight-asian="normal" style:font-name-complex="Lohit Devanagari" style:font-style-complex="normal"/>
    </style:style>
    <style:style style:name="T22" style:family="text">
      <style:text-properties style:text-position="0% 100%" style:font-name="Times New Roman1" fo:font-style="normal" officeooo:rsid="001eba6c" style:font-name-asian="Times New Roman1" style:font-size-asian="10.5pt" style:font-style-asian="normal" style:font-weight-asian="normal" style:font-name-complex="Times New Roman1" style:font-style-complex="normal"/>
    </style:style>
    <style:style style:name="T23" style:family="text">
      <style:text-properties style:text-position="0% 100%" style:font-name="Times New Roman1" fo:font-style="normal" officeooo:rsid="001f2ee7" style:font-name-asian="Times New Roman1" style:font-size-asian="10.5pt" style:font-style-asian="normal" style:font-weight-asian="normal" style:font-name-complex="Times New Roman1" style:font-style-complex="normal"/>
    </style:style>
    <style:style style:name="T24" style:family="text">
      <style:text-properties style:text-position="0% 100%" style:font-name="Times New Roman1" fo:font-style="normal" officeooo:rsid="001f66cc" style:font-name-asian="Times New Roman1" style:font-size-asian="10.5pt" style:font-style-asian="normal" style:font-weight-asian="normal" style:font-name-complex="Times New Roman1" style:font-style-complex="normal"/>
    </style:style>
    <style:style style:name="T25" style:family="text">
      <style:text-properties style:text-position="0% 100%" style:font-name="Times New Roman1" fo:font-style="normal" officeooo:rsid="002056ed" style:font-name-asian="Times New Roman1" style:font-size-asian="10.5pt" style:font-style-asian="normal" style:font-weight-asian="normal" style:font-name-complex="Times New Roman1" style:font-style-complex="normal"/>
    </style:style>
    <style:style style:name="T26" style:family="text">
      <style:text-properties style:text-position="0% 100%" style:font-name="Times New Roman" fo:font-style="normal" officeooo:rsid="001eba6c" style:font-name-asian="Times New Roman1" style:font-size-asian="10.5pt" style:font-style-asian="normal" style:font-weight-asian="normal" style:font-name-complex="Times New Roman1" style:font-style-complex="normal"/>
    </style:style>
    <style:style style:name="T27" style:family="text">
      <style:text-properties style:text-position="0% 100%" style:font-name="Times New Roman" fo:font-style="normal" officeooo:rsid="001eba6c" style:font-name-asian="WenQuanYi Zen Hei" style:font-size-asian="10.5pt" style:font-style-asian="normal" style:font-weight-asian="normal" style:font-name-complex="Lohit Devanagari" style:font-style-complex="normal"/>
    </style:style>
    <style:style style:name="T28" style:family="text">
      <style:text-properties style:text-position="0% 100%" style:font-name="Times New Roman" fo:font-style="normal" officeooo:rsid="001f66cc" style:font-name-asian="WenQuanYi Zen Hei" style:font-size-asian="10.5pt" style:font-style-asian="normal" style:font-weight-asian="normal" style:font-name-complex="Lohit Devanagari" style:font-style-complex="normal"/>
    </style:style>
    <style:style style:name="T29" style:family="text">
      <style:text-properties officeooo:rsid="0022153d"/>
    </style:style>
    <style:style style:name="T30" style:family="text">
      <style:text-properties fo:font-weight="normal" officeooo:rsid="0022153d" style:font-weight-asian="normal" style:font-weight-complex="normal"/>
    </style:style>
    <style:style style:name="T31" style:family="text">
      <style:text-properties fo:font-weight="normal" officeooo:rsid="0022a2c8" style:font-weight-asian="normal" style:font-weight-complex="normal"/>
    </style:style>
    <style:style style:name="T32" style:family="text">
      <style:text-properties fo:font-weight="normal" officeooo:rsid="002469b3" style:font-weight-asian="normal" style:font-weight-complex="normal"/>
    </style:style>
    <style:style style:name="T33" style:family="text">
      <style:text-properties officeooo:rsid="002469b3"/>
    </style:style>
    <style:style style:name="T34" style:family="text">
      <style:text-properties officeooo:rsid="002661b0"/>
    </style:style>
    <style:style style:name="T35" style:family="text">
      <style:text-properties officeooo:rsid="00280d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t Tub Control update 20130326</text:p>
      <text:p text:style-name="Standard"/>
      <text:p text:style-name="Standard">@ Hot Tub:</text:p>
      <text:p text:style-name="Standard"/>
      <text:p text:style-name="Standard"><text:tab/>Measure: <text:s/></text:p>
      <text:p text:style-name="Standard"><text:tab/><text:tab/>Water Temperature</text:p>
      <text:p text:style-name="Standard"><text:tab/><text:tab/><text:span text:style-name="T13">Heat Temperature</text:span></text:p>
      <text:p text:style-name="Standard"><text:tab/><text:tab/>Air Temperature</text:p>
      <text:p text:style-name="Standard"/>
      <text:p text:style-name="Standard"><text:tab/>Inputs:</text:p>
      <text:p text:style-name="Standard"><text:tab/><text:tab/>Pool Controller</text:p>
      <text:p text:style-name="Standard"><text:tab/><text:tab/><text:tab/>Low speed – 220V / Optocoupler</text:p>
      <text:p text:style-name="Standard"><text:tab/><text:tab/><text:tab/>High speed -220V / Optocoupler</text:p>
      <text:p text:style-name="Standard"><text:tab/><text:tab/>Thermostat – dry contacts</text:p>
      <text:p text:style-name="Standard"><text:tab/><text:tab/>Heat Demand – 220V / Optocoupler</text:p>
      <text:p text:style-name="Standard"/>
      <text:p text:style-name="Standard"><text:tab/>Outputs:</text:p>
      <text:p text:style-name="Standard"><text:tab/><text:tab/>Pump</text:p>
      <text:p text:style-name="Standard"><text:tab/><text:tab/><text:tab/>Low speed – 220V</text:p>
      <text:p text:style-name="Standard"><text:tab/><text:tab/><text:tab/>High speed – 220V</text:p>
      <text:p text:style-name="Standard"><text:tab/><text:tab/>Digikey <text:s/><text:a xlink:type="simple" xlink:href="http://www.digikey.com/product-detail/en/T9AS5D22-12/PB308-ND/254525">PB308-ND</text:a> – SPDT – Use 3 of them – 12V / 83ma Coil $4/ea</text:p>
      <text:p text:style-name="Standard"/>
      <text:p text:style-name="Standard"><text:tab/>Control circuit:</text:p>
      <text:p text:style-name="Standard"><text:tab/><text:tab/><text:span text:style-name="T12">3 Power Relays (High-speed, Low-speed, Common) driven by 3 SSR's on PCB.</text:span></text:p>
      <text:p text:style-name="Standard"/>
      <text:p text:style-name="Standard"><text:tab/>Data Flow:</text:p>
      <text:p text:style-name="Standard"><text:tab/><text:tab/>Xmit – </text:p>
      <text:p text:style-name="Standard"><text:tab/><text:tab/><text:tab/>Demand</text:p>
      <text:p text:style-name="Standard"><text:tab/><text:tab/><text:tab/>Pool Temperature</text:p>
      <text:p text:style-name="Standard"><text:tab/><text:tab/><text:tab/>Air Temperature</text:p>
      <text:p text:style-name="Standard"><text:tab/><text:tab/>Rec – <text:s/>Circulate for heat</text:p>
      <text:p text:style-name="Standard"/>
      <text:p text:style-name="Standard"><text:tab/>Current Grainger relays</text:p>
      <text:p text:style-name="Standard"><text:tab/><text:tab/>1YDA1 – 24VAC-50ma; 10A contact DPDT</text:p>
      <text:p text:style-name="Standard"><text:tab/><text:tab/>6CWX8 – 24VAC-168ma; 30A contact DPDT - $14.91 – Magnecraft 92S11A22D-24A</text:p>
      <text:p text:style-name="Standard"><text:tab/><text:tab/>Allied Electronics 70185035, $8.52/ea – only 3 amps on NC Contact</text:p>
      <text:p text:style-name="Standard"><text:tab/><text:tab/>Allied 70132397 - $2.75/ea – 30A SPST-NO ; 24VAC 100 ohm American Zetler - <text:tab/><text:tab/><text:tab/><text:tab/>AZ2280-1A-24A</text:p>
      <text:p text:style-name="Standard"/>
      <text:p text:style-name="Standard"><text:tab/><text:span text:style-name="T10">Controller Summary:</text:span></text:p>
      <text:p text:style-name="P3"><text:tab/><text:tab/>3<text:tab/>Relay outputs: <text:s/>high-speed, low-speed, common, <text:span text:style-name="T29">Heat Demand</text:span></text:p>
      <text:p text:style-name="P3"><text:tab/><text:tab/>2<text:tab/>Thermister in: Water temp, Air Temp </text:p>
      <text:p text:style-name="P3"><text:tab/><text:tab/>3<text:tab/>HiVoltage in: High-speed, Low-speed, Heat Demand</text:p>
      <text:p text:style-name="P3"><text:tab/><text:tab/>1<text:tab/>Thermostat in: ??</text:p>
      <text:p text:style-name="P3"><text:tab/><text:tab/><text:span text:style-name="T12">1<text:tab/>Long-term timer</text:span></text:p>
      <text:p text:style-name="P4"><text:tab/><text:tab/>1<text:tab/>Watchdog timer</text:p>
      <text:p text:style-name="P3"/>
      <text:p text:style-name="P3"><text:tab/><text:span text:style-name="T11">Logic:</text:span></text:p>
      <text:p text:style-name="P5"><text:tab/><text:tab/>Initialize (or watch dog reset): All Relays off</text:p>
      <text:p text:style-name="P5"><text:soft-page-break/><text:tab/><text:tab/>TubOccupied = Last High-Speed Request + 20 minutes</text:p>
      <text:p text:style-name="P5"><text:tab/><text:tab/>High-Speed Request =&gt; Pump High-Speed</text:p>
      <text:p text:style-name="P6"><text:tab/><text:tab/>(Low-Speed Request &amp; ! Heat Demand) || \</text:p>
      <text:p text:style-name="P6"><text:tab/><text:tab/>(Heat Demand &amp; (Heat &gt;Tub)) || \</text:p>
      <text:p text:style-name="P6"><text:tab/><text:tab/>(Low-Speed Request &amp; TubOccupied) =&gt; Pump Low Speed</text:p>
      <text:p text:style-name="Standard"><text:tab/><text:tab/></text:p>
      <text:p text:style-name="P7">@ Pool</text:p>
      <text:p text:style-name="Standard"><text:tab/>Measure:</text:p>
      <text:p text:style-name="Standard"><text:tab/><text:tab/>Pool temperature - Thermistor</text:p>
      <text:p text:style-name="Standard"><text:tab/><text:tab/>Relative humidity – Silicon Labs Si7005-GM1R – I2C interface</text:p>
      <text:p text:style-name="Standard"><text:tab/>Sense (<text:span text:style-name="T35">7</text:span>)</text:p>
      <text:p text:style-name="Standard"><text:tab/><text:tab/>Garage Demand - Techmar</text:p>
      <text:p text:style-name="Standard"><text:tab/><text:tab/>Storage Demand - Honeywell</text:p>
      <text:p text:style-name="Standard"><text:tab/><text:tab/>Connector Demand – Techmar</text:p>
      <text:p text:style-name="Standard"><text:tab/><text:tab/>Modine Demand - Honeywell</text:p>
      <text:p text:style-name="Standard"><text:tab/><text:tab/>Pool Floor Demand - Techmar</text:p>
      <text:p text:style-name="Standard"><text:tab/><text:tab/>Pool heat Demand – Techmar</text:p>
      <text:p text:style-name="Standard"><text:tab/><text:tab/><text:span text:style-name="T35">Hot Tub Demand</text:span></text:p>
      <text:p text:style-name="Standard"><text:tab/>Control (<text:span text:style-name="T35">8)</text:span></text:p>
      <text:p text:style-name="Standard"><text:tab/><text:tab/>Pool filter circulator –<text:span text:style-name="T33"> Add a relay</text:span></text:p>
      <text:p text:style-name="Standard"><text:tab/><text:tab/>Hot Tub circulator - Taco</text:p>
      <text:p text:style-name="Standard"><text:tab/><text:tab/>Garage circulator - Taco</text:p>
      <text:p text:style-name="Standard"><text:tab/><text:tab/>Storage circulator - Taco</text:p>
      <text:p text:style-name="Standard"><text:tab/><text:tab/>Connector circulator - Taco</text:p>
      <text:p text:style-name="Standard"><text:tab/><text:tab/>Pool Floor Circulator – Taco</text:p>
      <text:p text:style-name="Standard"><text:tab/><text:tab/><text:span text:style-name="T35">Pool Heat Circulator</text:span></text:p>
      <text:p text:style-name="Standard"><text:span text:style-name="T35"><text:tab/><text:tab/>Modine Circulator</text:span></text:p>
      <text:p text:style-name="Standard"><text:tab/>Data Flow</text:p>
      <text:p text:style-name="Standard"/>
      <text:p text:style-name="P8">@ Bunker</text:p>
      <text:p text:style-name="P8"/>
      <text:p text:style-name="P8"><text:tab/><text:span text:style-name="T30">Starter Board:</text:span></text:p>
      <text:p text:style-name="P22"><text:tab/><text:tab/>Inputs:</text:p>
      <text:p text:style-name="P8"><text:span text:style-name="T30"><text:tab/><text:tab/><text:tab/>DHW Demand –</text:span><text:span text:style-name="T31"> 24VAC –</text:span><text:span text:style-name="T32"> Aquastat is a dry contact – a transformer has been added to drive the Tekmar 260 controller – we go back to the dry contact</text:span></text:p>
      <text:p text:style-name="P22"><text:tab/><text:tab/>Outputs:</text:p>
      <text:p text:style-name="P8"><text:span text:style-name="T30"><text:tab/><text:tab/><text:tab/>DHW Circulator –</text:span><text:span text:style-name="T31"> 120VAC Relay NO Dry Contact</text:span></text:p>
      <text:p text:style-name="P8"><text:span text:style-name="T30"><text:tab/><text:tab/><text:tab/>Furnace DHW Request –</text:span><text:span text:style-name="T31"> 24VAC –</text:span><text:span text:style-name="T32"> use existing transformer with our relay output</text:span></text:p>
      <text:p text:style-name="P22"><text:tab/></text:p>
      <text:p text:style-name="P1"><text:tab/>Measure:</text:p>
      <text:p text:style-name="P1"><text:tab/><text:tab/>Boiler Temperature<text:tab/></text:p>
      <text:p text:style-name="P1"><text:tab/><text:tab/>DHW Temperature<text:tab/></text:p>
      <text:p text:style-name="P1"><text:tab/><text:tab/>Exterior Temperature</text:p>
      <text:p text:style-name="P1"><text:tab/>Sense:</text:p>
      <text:p text:style-name="P1"><text:tab/><text:tab/>Floor Demand</text:p>
      <text:p text:style-name="P1"><text:tab/><text:tab/>Basement Demand</text:p>
      <text:p text:style-name="P1"><text:tab/><text:tab/>Stair Demand</text:p>
      <text:p text:style-name="P1"><text:tab/><text:tab/>DHW Demand</text:p>
      <text:p text:style-name="P1"><text:tab/><text:tab/>HighTempDemands = modineDemand || immediateTubDemand || (Time &amp;&amp; (poolDemand || <text:soft-page-break/>tubDemand)</text:p>
      <text:p text:style-name="P1"><text:tab/><text:span text:style-name="T1">Additional:</text:span></text:p>
      <text:p text:style-name="P1"><text:span text:style-name="T1"><text:tab/><text:tab/>New Box 1</text:span><text:span text:style-name="T2">st</text:span><text:span text:style-name="T1"> Floor Air</text:span></text:p>
      <text:p text:style-name="P1"><text:span text:style-name="T1"><text:tab/><text:tab/>New Box 3</text:span><text:span text:style-name="T2">rd</text:span><text:span text:style-name="T1"> Floor Air</text:span></text:p>
      <text:p text:style-name="P2"><text:tab/><text:tab/>Basement </text:p>
      <text:p text:style-name="P2"><text:tab/><text:tab/>Basement Stairs</text:p>
      <text:p text:style-name="P1"><text:span text:style-name="T1"><text:tab/><text:tab/>Old Box 1</text:span><text:span text:style-name="T2">st</text:span><text:span text:style-name="T1"> Floor</text:span></text:p>
      <text:p text:style-name="P1"><text:span text:style-name="T1"><text:tab/><text:tab/>Old Box 2</text:span><text:span text:style-name="T2">nd</text:span><text:span text:style-name="T1"> Floor</text:span></text:p>
      <text:p text:style-name="P2"><text:tab/><text:tab/>Offices</text:p>
      <text:p text:style-name="P1"><text:span text:style-name="T1"><text:tab/><text:tab/>1</text:span><text:span text:style-name="T2">st</text:span><text:span text:style-name="T1"> Floor Heat</text:span></text:p>
      <text:p text:style-name="P1"/>
      <text:p text:style-name="P1"><text:tab/>Control </text:p>
      <text:p text:style-name="P1"><text:tab/></text:p>
      <text:p text:style-name="P1"><text:tab/><text:tab/>DHW circulator = DHW Demand (our own circuit)</text:p>
      <text:p text:style-name="P12">Boiler Set point(DHW input) = DHW Demand || HiTempDemands</text:p>
      <text:p text:style-name="P12">GarageLoop/Boiler Demand = (time &amp;&amp;(garageDemand || storageDemand || connectorDemand || poolFloorDemand)) || HiTempDemands</text:p>
      <text:p text:style-name="P9"><text:tab/><text:tab/><text:tab/></text:p>
      <text:p text:style-name="P9">Generalized solution</text:p>
      <text:p text:style-name="P9"/>
      <text:p text:style-name="P9">Digital inputs</text:p>
      <text:p text:style-name="P9"><text:tab/>6 x Dry Contact inputs</text:p>
      <text:p text:style-name="P9"><text:tab/>3 x High Voltage Inputs –<text:span text:style-name="T8"> opto couplers – Newark 36J9622 Avago HCPL-817-300E $0.15/ea</text:span></text:p>
      <text:p text:style-name="P9"><text:span text:style-name="T8"><text:tab/><text:tab/></text:span><text:span text:style-name="T9">Forward current transfer ratio is &gt; 50%. <text:s/>10K Load; 3.3V Supply =&gt; 0.3 ma output =&gt; </text:span></text:p>
      <text:p text:style-name="P10"><text:tab/><text:tab/><text:tab/>1 ma input; @240V =&gt; 220K input resistor; time constant = 0.05 sec =&gt; </text:p>
      <text:p text:style-name="P10"><text:tab/><text:tab/><text:tab/>c = .05/2.2e5 = .22 uf; throw in 1 uf for good measure</text:p>
      <text:p text:style-name="P9"/>
      <text:p text:style-name="P9">Analog Inputs</text:p>
      <text:p text:style-name="P9"><text:tab/>3 x Temperature inputs</text:p>
      <text:p text:style-name="P9"><text:tab/>1 x Relative humidity input</text:p>
      <text:p text:style-name="P9"/>
      <text:p text:style-name="P9">Digital outputs</text:p>
      <text:p text:style-name="P9"><text:tab/>6 x 60VAC; 350ma solid state relay outputs –<text:span text:style-name="T6"> Newark </text:span><text:a xlink:type="simple" xlink:href="http://www.newark.com/panasonic-ew/aqy282s/photomos-relay-60v-500ma/dp/72K7658"><text:span text:style-name="T6">AQY282S </text:span></text:a><text:span text:style-name="T6"><text:s/>Panasonic AQY282S operating current = 1.8 ma; $1.70/ea –</text:span><text:span text:style-name="T7"> Allied </text:span><text:bookmark text:name="ctl00_contentMain_grvCart_ctl02_lblMaterial"/><text:a xlink:type="simple" xlink:href="http://www.alliedelec.com/search/productdetail.aspx?SKU=70158430"><text:span text:style-name="T7">70158430 </text:span></text:a><text:span text:style-name="T7"><text:s/>$1.40</text:span></text:p>
      <text:p text:style-name="P11"/>
      <text:p text:style-name="P21">Thermistor measurements:</text:p>
      <text:p text:style-name="P21"/>
      <text:p text:style-name="P13"><text:span text:style-name="T14">1/T = 1/T0 + 1/</text:span><text:span text:style-name="T15">β</text:span><text:span text:style-name="T17"> <text:s/>ln (R/R0)</text:span></text:p>
      <text:p text:style-name="P16"/>
      <text:p text:style-name="P14"><text:span text:style-name="T17">R</text:span><text:span text:style-name="T16">∞</text:span><text:span text:style-name="T18"> = R0 </text:span><text:span text:style-name="T19">e </text:span><text:span text:style-name="T3">(- </text:span><text:span text:style-name="T4">β/</text:span><text:span text:style-name="T5">T0)</text:span></text:p>
      <text:p text:style-name="P17"/>
      <text:p text:style-name="P14"><text:span text:style-name="T20">T = <text:s/></text:span><text:span text:style-name="T21">β/</text:span><text:span text:style-name="T20">ln(R/R</text:span><text:span text:style-name="T22">∞</text:span><text:span text:style-name="T23">)</text:span></text:p>
      <text:p text:style-name="P18"/>
      <text:p text:style-name="P14"><text:span text:style-name="T23">ln(R) = <text:s/></text:span><text:span text:style-name="T21">β/</text:span><text:span text:style-name="T20">T + ln(R</text:span><text:span text:style-name="T22">∞</text:span><text:span text:style-name="T23">)</text:span></text:p>
      <text:p text:style-name="P18"/>
      <text:p text:style-name="P18">T is in ºK</text:p>
      <text:p text:style-name="P19"/>
      <text:p text:style-name="P14"><text:span text:style-name="T22">β </text:span><text:span text:style-name="T23">= </text:span><text:span text:style-name="T24">3977</text:span></text:p>
      <text:p text:style-name="P18"/>
      <text:p text:style-name="P18"><text:soft-page-break/>T0 = 25 ºC = 298.15 <text:s/>ºK</text:p>
      <text:p text:style-name="P18"/>
      <text:p text:style-name="P18">R0 = 10,000 Ω</text:p>
      <text:p text:style-name="P18"/>
      <text:p text:style-name="P18">Rb = 10,000 Ω</text:p>
      <text:p text:style-name="P18"/>
      <text:p text:style-name="P15"><text:span text:style-name="T24">R = Rb(1024/n *</text:span><text:span text:style-name="T25">(3.3/2.56) </text:span><text:span text:style-name="T24">- 1)</text:span></text:p>
      <text:p text:style-name="P18"/>
      <text:p text:style-name="P15"><text:span text:style-name="T26">R</text:span><text:span text:style-name="T22">∞</text:span><text:span text:style-name="T27"> = </text:span><text:span text:style-name="T28">1.61e-2</text:span></text:p>
      <text:p text:style-name="P20"/>
      <text:p text:style-name="P23">A/D readings are scaled on 2.56V but source to thermistors is 3.3V, so the output must <text:s/>be scaled</text:p>
      <text:p text:style-name="P25"><text:span text:style-name="T34">System Logic</text:span></text:p>
      <text:p text:style-name="P24"><text:span text:style-name="T34"/></text:p>
      <text:p text:style-name="P24"><text:span text:style-name="T34">Tub Data:</text:span></text:p>
      <text:p text:style-name="P24"><text:span text:style-name="T34"><text:tab/>Tub Occupied</text:span></text:p>
      <text:p text:style-name="P24"><text:span text:style-name="T34"><text:tab/>Tub Heat Request</text:span></text:p>
      <text:p text:style-name="P24"><text:span text:style-name="T34"/></text:p>
      <text:p text:style-name="P24"><text:span text:style-name="T34">Pool Data:</text:span></text:p>
      <text:p text:style-name="P24"><text:span text:style-name="T34"><text:tab/>Modine Heat Request</text:span></text:p>
      <text:p text:style-name="P24"><text:span text:style-name="T34"/></text:p>
      <text:p text:style-name="P24"><text:span text:style-name="T34">Bunker Data:</text:span></text:p>
      <text:p text:style-name="P24"><text:span text:style-name="T34"><text:tab/>High Temp Heat Available</text:span></text:p>
      <text:p text:style-name="P24"><text:span text:style-name="T3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bf </meta:initial-creator>
    <meta:creation-date>2013-03-26T21:06:15</meta:creation-date>
    <dc:date>2013-06-15T21:20:39</dc:date>
    <meta:editing-duration>P4DT20H40M11S</meta:editing-duration>
    <meta:editing-cycles>15</meta:editing-cycles>
    <meta:generator>LibreOffice/3.6$Linux_X86_64 LibreOffice_project/360m1$Build-2</meta:generator>
    <meta:document-statistic meta:table-count="0" meta:image-count="0" meta:object-count="0" meta:page-count="5" meta:paragraph-count="134" meta:word-count="637" meta:character-count="3848" meta:non-whitespace-character-count="3117"/>
  </office:meta>
</office:document-meta>
</file>